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F0000000A0A91A1115C44C13AD.jpg" manifest:media-type="image/jpeg"/>
  <manifest:file-entry manifest:full-path="Pictures/1000000000000113000000B729698982860AA998.jpg" manifest:media-type="image/jpeg"/>
  <manifest:file-entry manifest:full-path="Pictures/1000000000000113000000B752DB4AA8C257115D.jpg" manifest:media-type="image/jpeg"/>
  <manifest:file-entry manifest:full-path="Pictures/1000000000000103000000C23E53F2441E52AAD1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presentation:footer-decl presentation:name="ftr1">EASYSMART</presentation:footer-decl>
      <draw:page draw:name="page1" draw:style-name="dp1" draw:master-page-name="Default" presentation:presentation-page-layout-name="AL1T0" presentation:use-footer-name="ftr1">
        <draw:frame draw:style-name="gr1" draw:text-style-name="P1" draw:layer="layout" svg:width="15.599cm" svg:height="11.683cm" svg:x="6.498cm" svg:y="3.81cm">
          <draw:image xlink:href="Pictures/1000000000000103000000C23E53F2441E52AAD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>
        <draw:frame draw:style-name="gr1" draw:text-style-name="P1" draw:layer="layout" svg:width="14.084cm" svg:height="9.372cm" svg:x="7.505cm" svg:y="5.105cm">
          <draw:image xlink:href="Pictures/1000000000000113000000B752DB4AA8C257115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>
        <draw:frame draw:style-name="gr1" draw:text-style-name="P1" draw:layer="layout" svg:width="14.887cm" svg:height="9.906cm" svg:x="7.972cm" svg:y="4.571cm">
          <draw:image xlink:href="Pictures/1000000000000113000000B729698982860AA99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 presentation:use-footer-name="ftr1">
        <draw:frame draw:style-name="gr1" draw:text-style-name="P1" draw:layer="layout" svg:width="15.199cm" svg:height="10.131cm" svg:x="7.152cm" svg:y="5.362cm">
          <draw:image xlink:href="Pictures/10000000000000F0000000A0A91A1115C44C13AD.jpg" xlink:type="simple" xlink:show="embed" xlink:actuate="onLoad">
            <text:p/>
          </draw:image>
        </draw:frame>
        <draw:frame presentation:style-name="pr2" draw:layer="layout" svg:width="25.199cm" svg:height="3.506cm" svg:x="1.399cm" svg:y="0.836cm" presentation:class="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ison" draw:style="linear" draw:start-color="#4c4c4c" draw:end-color="#b3b3b3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gradient-step-count="37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gradient-step-count="3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399cm" svg:y="0.836cm" presentation:class="title" presentation:placeholder="true">
        <draw:text-box/>
      </draw:frame>
      <draw:frame presentation:style-name="Default-outline1" draw:layer="backgroundobjects" svg:width="25.199cm" svg:height="12.179cm" svg:x="1.399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399cm" svg:y="19.13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5cm" svg:y="19.13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5cm" svg:y="19.13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6T11:13:16.114490394</meta:creation-date>
    <dc:date>2017-09-16T11:21:58.698460831</dc:date>
    <meta:editing-duration>PT8M43S</meta:editing-duration>
    <meta:editing-cycles>3</meta:editing-cycles>
    <meta:generator>LibreOffice/5.1.6.2$Linux_X86_64 LibreOffice_project/10m0$Build-2</meta:generator>
    <meta:document-statistic meta:object-count="34"/>
  </office:meta>
</office:document-meta>
</file>